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3.2055in"/>
    </style:style>
    <style:style style:name="co10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"/>
    <style:style style:name="ce10" style:family="table-cell" style:parent-style-name="Default">
      <style:table-cell-properties fo:background-color="#fff5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">
      <style:table-cell-properties fo:background-color="#fff5ce"/>
    </style:style>
    <style:style style:name="ce16" style:family="table-cell" style:parent-style-name="Default" style:data-style-name="N3">
      <style:table-cell-properties fo:background-color="#fff5ce"/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JV0518120001</text:p>
          </table:table-cell>
          <table:table-cell office:value-type="string" calcext:value-type="string">
            <text:p>HBS-CP</text:p>
          </table:table-cell>
          <table:table-cell office:value-type="string" calcext:value-type="string">
            <text:p>PC Lampu Nov18 HB - CPM</text:p>
          </table:table-cell>
          <table:table-cell office:value-type="string" calcext:value-type="string">
            <text:p>BUILDING MAINTENANCE </text:p>
          </table:table-cell>
          <table:table-cell office:value-type="float" office:value="15000" calcext:value-type="float">
            <text:p>15,000</text:p>
          </table:table-cell>
        </table:table-row>
        <table:table-row table:style-name="ro1">
          <table:table-cell office:value-type="string" calcext:value-type="string">
            <text:p>JV0518120001</text:p>
          </table:table-cell>
          <table:table-cell office:value-type="string" calcext:value-type="string">
            <text:p>HBS-PP</text:p>
          </table:table-cell>
          <table:table-cell office:value-type="string" calcext:value-type="string">
            <text:p>PC Lampu Nov18 HB - PPM</text:p>
          </table:table-cell>
          <table:table-cell office:value-type="string" calcext:value-type="string">
            <text:p>BUILDING MAINTENANCE </text:p>
          </table:table-cell>
          <table:table-cell office:value-type="float" office:value="45000" calcext:value-type="float">
            <text:p>45,000</text:p>
          </table:table-cell>
        </table:table-row>
        <table:table-row table:style-name="ro1">
          <table:table-cell office:value-type="string" calcext:value-type="string">
            <text:p>JV0518120001</text:p>
          </table:table-cell>
          <table:table-cell office:value-type="string" calcext:value-type="string">
            <text:p>FLA-BSM</text:p>
          </table:table-cell>
          <table:table-cell office:value-type="string" calcext:value-type="string">
            <text:p>PC Lampu Nov18 Furla - BSM</text:p>
          </table:table-cell>
          <table:table-cell office:value-type="string" calcext:value-type="string">
            <text:p>BUILDING MAINTENANCE </text:p>
          </table:table-cell>
          <table:table-cell office:value-type="float" office:value="42500" calcext:value-type="float">
            <text:p>42,500</text:p>
          </table:table-cell>
        </table:table-row>
        <table:table-row table:style-name="ro1">
          <table:table-cell office:value-type="string" calcext:value-type="string">
            <text:p>JV0518120001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C Lampu Nov18</text:p>
          </table:table-cell>
          <table:table-cell table:style-name="ce1" office:value-type="string" calcext:value-type="string">
            <text:p>APNONTRADE LOCAL-Modul</text:p>
          </table:table-cell>
          <table:table-cell office:value-type="float" office:value="-102500" calcext:value-type="float">
            <text:p>-102,500</text:p>
          </table:table-cell>
        </table:table-row>
        <table:table-row table:style-name="ro1">
          <table:table-cell table:number-columns-repeated="4"/>
          <table:table-cell table:formula="of:=SUM([.E6:.E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V0518120034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C Lampu Nov18</text:p>
          </table:table-cell>
          <table:table-cell table:style-name="ce1" office:value-type="string" calcext:value-type="string">
            <text:p>APNONTRADE LOCAL-Modul</text:p>
          </table:table-cell>
          <table:table-cell office:value-type="float" office:value="102500" calcext:value-type="float">
            <text:p>102,500</text:p>
          </table:table-cell>
        </table:table-row>
        <table:table-row table:style-name="ro1">
          <table:table-cell office:value-type="string" calcext:value-type="string">
            <text:p>PV0518120034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PC Lampu Nov18</text:p>
          </table:table-cell>
          <table:table-cell office:value-type="string" calcext:value-type="string">
            <text:p>PC OFF - LAMP STOCK</text:p>
          </table:table-cell>
          <table:table-cell office:value-type="float" office:value="-102500" calcext:value-type="float">
            <text:p>-102,500</text:p>
          </table:table-cell>
        </table:table-row>
        <table:table-row table:style-name="ro1">
          <table:table-cell table:number-columns-repeated="4"/>
          <table:table-cell table:formula="of:=SUM([.E14:.E15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BIAYA</text:p>
          </table:table-cell>
          <table:table-cell office:value-type="float" office:value="5000" calcext:value-type="float">
            <text:p>5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N</text:p>
          </table:table-cell>
          <table:table-cell table:formula="of:=[.E19]*10%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H 3%</text:p>
          </table:table-cell>
          <table:table-cell table:formula="of:=-1*([.E19]*3%)" office:value-type="float" office:value="-150" calcext:value-type="float">
            <text:p>-15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Service</text:p>
          </table:table-cell>
          <table:table-cell office:value-type="string" calcext:value-type="string">
            <text:p>BIAYA SERVICE</text:p>
          </table:table-cell>
          <table:table-cell table:formula="of:=[.E19]" office:value-type="float" office:value="5000" calcext:value-type="float">
            <text:p>5,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N</text:p>
          </table:table-cell>
          <table:table-cell office:value-type="string" calcext:value-type="string">
            <text:p>PREPAID TAX</text:p>
          </table:table-cell>
          <table:table-cell table:formula="of:=[.E20]"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TANG</text:p>
          </table:table-cell>
          <table:table-cell table:formula="of:=-1*([.E24]+[.E25])" office:value-type="float" office:value="-5500" calcext:value-type="float">
            <text:p>-5,500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HUTANG</text:p>
          </table:table-cell>
          <table:table-cell table:formula="of:=-1*[.E26]" office:value-type="float" office:value="5500" calcext:value-type="float">
            <text:p>5,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K</text:p>
          </table:table-cell>
          <table:table-cell table:formula="of:=-1*[.E30]" office:value-type="float" office:value="-5500" calcext:value-type="float">
            <text:p>-5,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hitungan PPH saat bayar hutang</text:p>
          </table:table-cell>
          <table:table-cell office:value-type="string" calcext:value-type="string">
            <text:p>TAX</text:p>
          </table:table-cell>
          <table:table-cell table:formula="of:=-1*[.E33]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PAID TAX</text:p>
          </table:table-cell>
          <table:table-cell table:formula="of:=[.E21]" office:value-type="float" office:value="-150" calcext:value-type="float">
            <text:p>-150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TOR PAJAK</text:p>
          </table:table-cell>
          <table:table-cell table:number-columns-repeated="4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6" table:default-cell-style-name="Default"/>
        <table:table-column table:style-name="co10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0" office:value-type="string" calcext:value-type="string">
            <text:p>Invoice</text:p>
          </table:table-cell>
          <table:table-cell table:style-name="ce10" office:value-type="string" calcext:value-type="string">
            <text:p>BIAYA SERVICE</text:p>
          </table:table-cell>
          <table:table-cell table:style-name="ce15" office:value-type="float" office:value="1000000" calcext:value-type="float">
            <text:p>1,000,000</text:p>
          </table:table-cell>
          <table:table-cell table:style-name="ce7" office:value-type="string" calcext:value-type="string">
            <text:p>lampiran berita acara penyelesaian perkerjaan</text:p>
          </table:table-cell>
          <table:table-cell/>
          <table:table-cell office:value-type="string" calcext:value-type="string">
            <text:p>TOTAL</text:p>
          </table:table-cell>
          <table:table-cell table:formula="of:=[.C2]" office:value-type="float" office:value="1000000" calcext:value-type="float">
            <text:p>1,000,000</text:p>
          </table:table-cell>
          <table:table-cell table:style-name="ce2" table:formula="of:=[.C3]" office:value-type="float" office:value="100000" calcext:value-type="float">
            <text:p>100,000</text:p>
          </table:table-cell>
          <table:table-cell table:style-name="ce2" table:formula="of:=[.C4]" office:value-type="float" office:value="-20000" calcext:value-type="float">
            <text:p>-20,000</text:p>
          </table:table-cell>
          <table:table-cell table:style-name="ce2" table:formula="of:=[.C5]" office:value-type="float" office:value="1080000" calcext:value-type="float">
            <text:p>1,080,000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PPN 10%</text:p>
          </table:table-cell>
          <table:table-cell table:style-name="ce15" table:formula="of:=[.C2]*10%" office:value-type="float" office:value="100000" calcext:value-type="float">
            <text:p>100,000</text:p>
          </table:table-cell>
          <table:table-cell table:style-name="ce7" office:value-type="string" calcext:value-type="string">
            <text:p>lampiran faktur pajak dari vendor</text:p>
          </table:table-cell>
          <table:table-cell/>
          <table:table-cell office:value-type="string" calcext:value-type="string">
            <text:p>#1</text:p>
          </table:table-cell>
          <table:table-cell table:formula="of:=[.G2]" office:value-type="float" office:value="1000000" calcext:value-type="float">
            <text:p>1,000,000</text:p>
          </table:table-cell>
          <table:table-cell table:style-name="ce2" table:formula="of:=[.H2]" office:value-type="float" office:value="100000" calcext:value-type="float">
            <text:p>100,000</text:p>
          </table:table-cell>
          <table:table-cell table:style-name="ce2" table:formula="of:=[.I2]" office:value-type="float" office:value="-20000" calcext:value-type="float">
            <text:p>-20,000</text:p>
          </table:table-cell>
          <table:table-cell table:style-name="ce6" table:formula="of:=[.J2]" office:value-type="float" office:value="1080000" calcext:value-type="float">
            <text:p>1,080,000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PPh 2%</text:p>
          </table:table-cell>
          <table:table-cell table:style-name="ce15" table:formula="of:=-1*([.C2]*2%)" office:value-type="float" office:value="-20000" calcext:value-type="float">
            <text:p>-20,000</text:p>
          </table:table-cell>
          <table:table-cell table:number-columns-repeated="7"/>
        </table:table-row>
        <table:table-row table:style-name="ro1">
          <table:table-cell table:style-name="ce10"/>
          <table:table-cell table:style-name="ce12" office:value-type="string" calcext:value-type="string">
            <text:p>TOTAL</text:p>
          </table:table-cell>
          <table:table-cell table:style-name="ce16" table:formula="of:=SUM([.C2:.C4])" office:value-type="float" office:value="1080000" calcext:value-type="float">
            <text:p>1,080,000</text:p>
          </table:table-cell>
          <table:table-cell table:number-columns-repeated="2"/>
          <table:table-cell table:style-name="ce3"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  <table:table-cell table:style-name="ce2" table:formula="of:=[.H3]" office:value-type="float" office:value="100000" calcext:value-type="float">
            <text:p>100,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G5:.I5])" office:value-type="float" office:value="100000" calcext:value-type="float">
            <text:p>100,00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#2</text:p>
          </table:table-cell>
          <table:table-cell table:formula="of:=[.G3]" office:value-type="float" office:value="1000000" calcext:value-type="float">
            <text:p>1,000,000</text:p>
          </table:table-cell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table:style-name="ce2" table:formula="of:=SUM([.G6:.I6])" office:value-type="float" office:value="980000" calcext:value-type="float">
            <text:p>980,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P</text:p>
          </table:table-cell>
          <table:table-cell table:style-name="ce10" office:value-type="string" calcext:value-type="string">
            <text:p>BIAYA SERVICE</text:p>
          </table:table-cell>
          <table:table-cell table:formula="of:=[.C2]" office:value-type="float" office:value="1000000" calcext:value-type="float">
            <text:p>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PAID PPN (IN)</text:p>
          </table:table-cell>
          <table:table-cell table:formula="of:=[.C3]" office:value-type="float" office:value="100000" calcext:value-type="float">
            <text:p>100,000</text:p>
          </table:table-cell>
          <table:table-cell table:style-name="ce7" office:value-type="string" calcext:value-type="string">
            <text:p>input kode faktur pajak dari vendor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HUTANG PPh</text:p>
          </table:table-cell>
          <table:table-cell table:formula="of:=[.C4]" office:value-type="float" office:value="-20000" calcext:value-type="float">
            <text:p>-20,000</text:p>
          </table:table-cell>
          <table:table-cell table:number-columns-repeated="2"/>
          <table:table-cell table:style-name="ce19"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style-name="ce2" table:formula="of:=SUM([.G11:.I11])" office:value-type="float" office:value="100000" calcext:value-type="float">
            <text:p>100,000</text:p>
          </table:table-cell>
        </table:table-row>
        <table:table-row table:style-name="ro1">
          <table:table-cell/>
          <table:table-cell table:style-name="ce4" office:value-type="string" calcext:value-type="string">
            <text:p>HUTANG</text:p>
          </table:table-cell>
          <table:table-cell table:style-name="ce6" table:formula="of:=-1*[.C5]" office:value-type="float" office:value="-1080000" calcext:value-type="float">
            <text:p>-1,080,000</text:p>
          </table:table-cell>
          <table:table-cell table:number-columns-repeated="2"/>
          <table:table-cell table:style-name="ce3" office:value-type="string" calcext:value-type="string">
            <text:p>#2</text:p>
          </table:table-cell>
          <table:table-cell office:value-type="float" office:value="700000" calcext:value-type="float">
            <text:p>700,000</text:p>
          </table:table-cell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table:style-name="ce2" table:formula="of:=SUM([.G12:.I12])" office:value-type="float" office:value="680000" calcext:value-type="float">
            <text:p>680,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#3</text:p>
          </table:table-cell>
          <table:table-cell office:value-type="float" office:value="300000" calcext:value-type="float">
            <text:p>300,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SUM([.G13:.I13])" office:value-type="float" office:value="300000" calcext:value-type="float">
            <text:p>300,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HUTANG</text:p>
          </table:table-cell>
          <table:table-cell table:formula="of:=-1*([.C12])" office:value-type="float" office:value="1080000" calcext:value-type="float">
            <text:p>1,080,000</text:p>
          </table:table-cell>
          <table:table-cell office:value-type="string" calcext:value-type="string">
            <text:p>bayar ke vendor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ANK</text:p>
          </table:table-cell>
          <table:table-cell table:style-name="ce6" table:formula="of:=-1*[.C16]" office:value-type="float" office:value="-1080000" calcext:value-type="float">
            <text:p>-1,080,000</text:p>
          </table:table-cell>
          <table:table-cell table:style-name="ce7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table:style-name="ce5" office:value-type="string" calcext:value-type="string">
            <text:p>HUTANG PPh</text:p>
          </table:table-cell>
          <table:table-cell table:style-name="Default" table:formula="of:=-1*[.C11]" office:value-type="float" office:value="20000" calcext:value-type="float">
            <text:p>20000</text:p>
          </table:table-cell>
          <table:table-cell office:value-type="string" calcext:value-type="string">
            <text:p>bayar ke kas negara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BANK</text:p>
          </table:table-cell>
          <table:table-cell table:style-name="Default" table:formula="of:=-1*[.C19]" office:value-type="float" office:value="-20000" calcext:value-type="float">
            <text:p>-20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ttle PP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ibandingkan PREPAID PPN (IN) dengan PPN (OUT)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7874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9:24:31.510982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gung Nugroho</meta:initial-creator>
    <meta:creation-date>2021-05-26T12:55:07.915603882</meta:creation-date>
    <dc:date>2021-05-27T10:08:28.015875606</dc:date>
    <meta:editing-duration>PT41M21S</meta:editing-duration>
    <meta:editing-cycles>11</meta:editing-cycles>
    <meta:generator>LibreOffice/7.1.3.2$Linux_X86_64 LibreOffice_project/12a8e3cbd24a3757385a302d290655d4f3c7ebf1</meta:generator>
    <meta:document-statistic meta:table-count="2" meta:cell-count="129" meta:object-count="0"/>
  </office:meta>
</office:document-meta>
</file>